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4.8492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4.9346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4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.</text:p>
          </table:table-cell>
          <table:table-cell office:value-type="string" calcext:value-type="string">
            <text:p>TODO: End condition? Redundant with Field of Draining Spores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07T16:09:01.394455435</dc:date>
    <meta:editing-duration>P1DT21H41M</meta:editing-duration>
    <meta:editing-cycles>385</meta:editing-cycles>
    <meta:document-statistic meta:table-count="9" meta:cell-count="1311" meta:object-count="0"/>
  </office:meta>
</office:document-meta>
</file>